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-width="0.252cm" draw:marker-end="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fill-color="#729fcf"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opacity="59%" draw:textarea-horizontal-align="justify" draw:textarea-vertical-align="middle" draw:auto-grow-height="false" fo:min-height="0.47cm" fo:min-width="3.003cm"/>
    </style:style>
    <style:style style:name="gr9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10" style:family="graphic" style:parent-style-name="objectwithoutfill">
      <style:graphic-properties svg:stroke-width="0.081cm" svg:stroke-color="#bf0041" draw:marker-start="Arrow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Arrow_20_Line" style:list-style-name="L1">
      <style:graphic-properties draw:textarea-vertical-align="middle" draw:line-distance="0.256cm"/>
      <style:paragraph-properties style:writing-mode="lr-tb"/>
    </style:style>
    <style:style style:name="gr12" style:family="graphic" style:parent-style-name="standard">
      <style:graphic-properties draw:fill="none" draw:opacity="59%" draw:textarea-horizontal-align="justify" draw:textarea-vertical-align="middle" draw:auto-grow-height="false" fo:min-height="0.34cm" fo:min-width="2.554cm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opacity="59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8.747cm" svg:y2="16.875cm">
          <text:p/>
        </draw:line>
        <draw:line draw:style-name="gr4" draw:text-style-name="P3" draw:layer="layout" svg:x1="2.778cm" svg:y1="15.732cm" svg:x2="5.064cm" svg:y2="17.256cm">
          <text:p/>
        </draw:line>
        <draw:line draw:style-name="gr1" draw:text-style-name="P1" draw:layer="layout" svg:x1="6.183cm" svg:y1="19.548cm" svg:x2="9.636cm" svg:y2="19.542cm">
          <text:p/>
        </draw:line>
        <draw:frame draw:style-name="gr5" draw:text-style-name="P4" draw:layer="layout" svg:width="3.948cm" svg:height="0.627cm" svg:x="1.335cm" svg:y="14.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5" draw:layer="layout" svg:width="0.561cm" svg:height="0.627cm" svg:x="5.519cm" svg:y="17.3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0.514cm" svg:height="0.627cm" svg:x="7.35cm" svg:y="19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6" draw:layer="layout" svg:width="0.599cm" svg:height="0.627cm" svg:x="7.731cm" svg:y="18.0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8" draw:text-style-name="P7" draw:layer="layout" svg:width="4.953cm" svg:height="1.016cm" svg:x="3.667cm" svg:y="16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7.096cm" svg:y1="15.605cm" svg:x2="8.747cm" svg:y2="15.605cm">
          <text:p/>
        </draw:line>
        <draw:line draw:style-name="gr9" draw:text-style-name="P3" draw:layer="layout" svg:x1="7.096cm" svg:y1="15.605cm" svg:x2="6.08cm" svg:y2="15.605cm">
          <text:p/>
        </draw:line>
        <draw:frame draw:style-name="gr5" draw:text-style-name="P4" draw:layer="layout" svg:width="0.514cm" svg:height="0.627cm" svg:x="7.217cm" svg:y="14.8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path draw:style-name="gr10" draw:text-style-name="P3" draw:layer="layout" svg:width="2.424cm" svg:height="1.166cm" draw:transform="rotate (-0.785398163397448) translate (8.747cm 17.002cm)" svg:viewBox="0 0 2425 1167" svg:d="M0 0c359 0 449 90 449 90h180l269 90 269 89 90 90 270 90 89 90 360 179 179 180 270 269">
          <text:p/>
        </draw:path>
        <draw:frame draw:style-name="gr5" draw:text-style-name="P4" draw:layer="layout" svg:width="1.91cm" svg:height="0.627cm" svg:x="9.763cm" svg:y="17.7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10" draw:text-style-name="P3" draw:layer="layout" svg:width="0.948cm" svg:height="0.446cm" draw:transform="skewX (0.200538331054148) rotate (-0.685565330183373) translate (7.09600018805764cm 18.6529998464599cm)" svg:viewBox="0 0 949 447" svg:d="M0 0c141 0 176 34 176 34h70l105 35 106 34 35 34 105 35 35 34 141 69 70 69 106 103">
          <text:p/>
        </draw:path>
        <draw:frame draw:style-name="gr5" draw:text-style-name="P4" draw:layer="layout" svg:width="0.582cm" svg:height="0.32cm" svg:x="7.477cm" svg:y="18.8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measure draw:style-name="gr11" draw:text-style-name="P8" draw:layer="measurelines" svg:x1="8.345cm" svg:y1="16.654cm" svg:x2="8.649cm" svg:y2="16.894cm">
          <text:p text:style-name="P8"><text:span text:style-name="T1"><text:measure text:kind="gap"/></text:span><text:span text:style-name="T1"><text:s/></text:span></text:p>
        </draw:measure>
        <draw:frame draw:style-name="gr5" draw:text-style-name="P4" draw:layer="layout" svg:width="0.671cm" svg:height="0.627cm" svg:x="8.747cm" svg:y="15.8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2" draw:text-style-name="P7" draw:layer="layout" svg:width="4.318cm" svg:height="0.834cm" svg:x="4.048cm" svg:y="16.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2-16T00:31:01.898410764</dc:date>
    <meta:editing-duration>PT1H29M50S</meta:editing-duration>
    <meta:editing-cycles>26</meta:editing-cycles>
    <meta:generator>LibreOffice/6.4.7.2$Linux_X86_64 LibreOffice_project/4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i mathvariant="italic">dl</mi>
    <annotation encoding="StarMath 5.0">{ dl}</annotation>
  </semantics>
</math>
</file>

<file path=Object 2/content.xml><?xml version="1.0" encoding="utf-8"?>
<math xmlns="http://www.w3.org/1998/Math/MathML" display="block">
  <semantics>
    <mstyle color="green">
      <mi>x</mi>
    </mstyle>
    <annotation encoding="StarMath 5.0">color green { x }</annotation>
  </semantics>
</math>
</file>

<file path=Object 3/content.xml><?xml version="1.0" encoding="utf-8"?>
<math xmlns="http://www.w3.org/1998/Math/MathML" display="block">
  <semantics>
    <mrow>
      <mrow>
        <mi mathvariant="italic">dS</mi>
        <mo stretchy="false">=</mo>
        <mn>2</mn>
      </mrow>
      <mi mathvariant="normal">Π</mi>
      <mi>.</mi>
      <mi>x</mi>
      <mi>.</mi>
      <mi mathvariant="italic">dl</mi>
    </mrow>
    <annotation encoding="StarMath 5.0">dS=2%PI .x.dl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style color="blue">
      <mi>R</mi>
    </mstyle>
    <annotation encoding="StarMath 5.0">color blue {R}</annotation>
  </semantics>
</math>
</file>

<file path=Object 7/content.xml><?xml version="1.0" encoding="utf-8"?>
<math xmlns="http://www.w3.org/1998/Math/MathML" display="block">
  <semantics>
    <mstyle color="red">
      <mrow>
        <mrow>
          <mi>l</mi>
          <mo stretchy="false">=</mo>
          <mi>R</mi>
        </mrow>
        <mi>α</mi>
      </mrow>
    </mstyle>
    <annotation encoding="StarMath 5.0">color red { l=R%alpha }</annotation>
  </semantics>
</math>
</file>

<file path=Object 8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